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00%"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 fo:line-height="115%" fo:text-align="center" style:justify-single-word="false"/>
      <style:text-properties fo:font-weight="bold" officeooo:rsid="00128d9a" officeooo:paragraph-rsid="001c7986" style:font-weight-asian="bold" style:font-weight-complex="bold"/>
    </style:style>
    <style:style style:name="P4" style:family="paragraph" style:parent-style-name="Text_20_body">
      <style:text-properties fo:font-weight="normal" officeooo:paragraph-rsid="0021cba0" style:font-weight-asian="normal" style:font-weight-complex="normal"/>
    </style:style>
    <style:style style:name="P5" style:family="paragraph" style:parent-style-name="Text_20_body">
      <style:text-properties fo:font-weight="normal" officeooo:paragraph-rsid="0022241c" style:font-weight-asian="normal" style:font-weight-complex="normal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officeooo:paragraph-rsid="0022241c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officeooo:rsid="0015abcf" officeooo:paragraph-rsid="0015abcf"/>
    </style:style>
    <style:style style:name="P8" style:family="paragraph" style:parent-style-name="Text_20_body" style:list-style-name="L2">
      <style:text-properties officeooo:rsid="0015abcf" officeooo:paragraph-rsid="0015abcf"/>
    </style:style>
    <style:style style:name="P9" style:family="paragraph" style:parent-style-name="Text_20_body">
      <style:paragraph-properties fo:margin-top="0in" fo:margin-bottom="0in" style:contextual-spacing="false"/>
      <style:text-properties fo:font-weight="bold" officeooo:rsid="00128d9a" officeooo:paragraph-rsid="00128d9a" style:font-weight-asian="bold" style:font-weight-complex="bold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15abcf"/>
    </style:style>
    <style:style style:name="P11" style:family="paragraph" style:parent-style-name="Text_20_body">
      <style:paragraph-properties fo:margin-top="0.0791in" fo:margin-bottom="0.0791in" style:contextual-spacing="false"/>
      <style:text-properties officeooo:rsid="00135253" officeooo:paragraph-rsid="0015abcf"/>
    </style:style>
    <style:style style:name="P12" style:family="paragraph" style:parent-style-name="Text_20_body" style:list-style-name="L3">
      <style:paragraph-properties fo:margin-top="0in" fo:margin-bottom="0in" style:contextual-spacing="false"/>
      <style:text-properties officeooo:rsid="0015abcf" officeooo:paragraph-rsid="001ee96e"/>
    </style:style>
    <style:style style:name="P13" style:family="paragraph" style:parent-style-name="Text_20_body" style:list-style-name="L3">
      <style:paragraph-properties fo:margin-top="0in" fo:margin-bottom="0in" style:contextual-spacing="false"/>
      <style:text-properties fo:font-style="normal" officeooo:rsid="00163830" officeooo:paragraph-rsid="00163830" style:font-style-asian="normal" style:font-style-complex="normal"/>
    </style:style>
    <style:style style:name="P14" style:family="paragraph" style:parent-style-name="Text_20_body">
      <style:paragraph-properties fo:margin-top="0in" fo:margin-bottom="0in" style:contextual-spacing="false"/>
      <style:text-properties officeooo:rsid="00128d9a" officeooo:paragraph-rsid="00128d9a"/>
    </style:style>
    <style:style style:name="P15" style:family="paragraph" style:parent-style-name="Text_20_body">
      <style:paragraph-properties fo:margin-top="0in" fo:margin-bottom="0in" style:contextual-spacing="false"/>
      <style:text-properties fo:font-weight="bold" officeooo:rsid="00135253" officeooo:paragraph-rsid="00135253" style:font-weight-asian="bold" style:font-weight-complex="bold"/>
    </style:style>
    <style:style style:name="P16" style:family="paragraph" style:parent-style-name="Text_20_body">
      <style:paragraph-properties fo:margin-top="0in" fo:margin-bottom="0in" style:contextual-spacing="false"/>
      <style:text-properties officeooo:rsid="00135253" officeooo:paragraph-rsid="0024134c"/>
    </style:style>
    <style:style style:name="P17" style:family="paragraph" style:parent-style-name="Text_20_body">
      <style:paragraph-properties fo:margin-top="0in" fo:margin-bottom="0in" style:contextual-spacing="false"/>
      <style:text-properties officeooo:rsid="001772ae" officeooo:paragraph-rsid="0024134c"/>
    </style:style>
    <style:style style:name="P18" style:family="paragraph" style:parent-style-name="Text_20_body" style:list-style-name="L4">
      <style:paragraph-properties fo:margin-top="0in" fo:margin-bottom="0in" style:contextual-spacing="false" fo:line-height="115%"/>
      <style:text-properties officeooo:rsid="001772ae" officeooo:paragraph-rsid="00135253"/>
    </style:style>
    <style:style style:name="P19" style:family="paragraph" style:parent-style-name="Text_20_body">
      <style:paragraph-properties fo:margin-top="0in" fo:margin-bottom="0in" style:contextual-spacing="false"/>
      <style:text-properties officeooo:paragraph-rsid="0022241c"/>
    </style:style>
    <style:style style:name="P20" style:family="paragraph" style:parent-style-name="Text_20_body">
      <style:paragraph-properties fo:margin-top="0in" fo:margin-bottom="0in" style:contextual-spacing="false"/>
      <style:text-properties officeooo:rsid="00135253" officeooo:paragraph-rsid="00135253"/>
    </style:style>
    <style:style style:name="P21" style:family="paragraph" style:parent-style-name="Text_20_body">
      <style:paragraph-properties fo:margin-top="0in" fo:margin-bottom="0in" style:contextual-spacing="false"/>
      <style:text-properties fo:font-weight="bold" officeooo:rsid="001b36f3" officeooo:paragraph-rsid="001b36f3" style:font-weight-asian="bold" style:font-weight-complex="bold"/>
    </style:style>
    <style:style style:name="P22" style:family="paragraph" style:parent-style-name="Text_20_body">
      <style:text-properties officeooo:rsid="001b36f3" officeooo:paragraph-rsid="001b36f3"/>
    </style:style>
    <style:style style:name="P23" style:family="paragraph" style:parent-style-name="Text_20_body">
      <style:paragraph-properties fo:margin-top="0in" fo:margin-bottom="0in" style:contextual-spacing="false"/>
      <style:text-properties fo:font-weight="bold" officeooo:rsid="00193c85" officeooo:paragraph-rsid="00193c85" style:font-weight-asian="bold" style:font-weight-complex="bold"/>
    </style:style>
    <style:style style:name="P24" style:family="paragraph" style:parent-style-name="Text_20_body">
      <style:text-properties officeooo:rsid="00193c85" officeooo:paragraph-rsid="00193c85"/>
    </style:style>
    <style:style style:name="P25" style:family="paragraph" style:parent-style-name="Text_20_body">
      <style:paragraph-properties fo:margin-top="0in" fo:margin-bottom="0in" style:contextual-spacing="false"/>
      <style:text-properties officeooo:rsid="001c7986" officeooo:paragraph-rsid="001c7986"/>
    </style:style>
    <style:style style:name="T1" style:family="text">
      <style:text-properties officeooo:rsid="001c7986"/>
    </style:style>
    <style:style style:name="T2" style:family="text">
      <style:text-properties fo:font-weight="normal" officeooo:rsid="00128d9a" style:font-weight-asian="normal" style:font-weight-complex="normal"/>
    </style:style>
    <style:style style:name="T3" style:family="text">
      <style:text-properties fo:font-weight="normal" officeooo:rsid="001c7986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2241c"/>
    </style:style>
    <style:style style:name="T6" style:family="text">
      <style:text-properties officeooo:rsid="0024134c"/>
    </style:style>
    <style:style style:name="T7" style:family="text">
      <style:text-properties officeooo:rsid="0025178d"/>
    </style:style>
    <style:style style:name="T8" style:family="text">
      <style:text-properties fo:font-weight="bold" officeooo:rsid="00128d9a" style:font-weight-asian="bold" style:font-weight-complex="bold"/>
    </style:style>
    <style:style style:name="T9" style:family="text">
      <style:text-properties officeooo:rsid="00128d9a"/>
    </style:style>
    <style:style style:name="T10" style:family="text">
      <style:text-properties officeooo:rsid="0015abcf"/>
    </style:style>
    <style:style style:name="T11" style:family="text">
      <style:text-properties officeooo:rsid="001452c8"/>
    </style:style>
    <style:style style:name="T12" style:family="text">
      <style:text-properties fo:font-weight="bold" officeooo:rsid="0015abcf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c7986" style:font-weight-asian="bold" style:font-weight-complex="bold"/>
    </style:style>
    <style:style style:name="T15" style:family="text">
      <style:text-properties officeooo:rsid="00135253"/>
    </style:style>
    <style:style style:name="T16" style:family="text">
      <style:text-properties fo:font-style="italic" officeooo:rsid="00128d9a" style:font-style-asian="italic" style:font-style-complex="italic"/>
    </style:style>
    <style:style style:name="T17" style:family="text">
      <style:text-properties fo:font-style="normal" officeooo:rsid="00163830" style:font-style-asian="normal" style:font-style-complex="normal"/>
    </style:style>
    <style:style style:name="T18" style:family="text">
      <style:text-properties fo:font-style="normal" officeooo:rsid="001ee96e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officeooo:rsid="00163830" style:font-style-asian="italic" style:font-weight-asian="bold" style:font-style-complex="italic" style:font-weight-complex="bold"/>
    </style:style>
    <style:style style:name="T22" style:family="text">
      <style:text-properties fo:font-style="italic" officeooo:rsid="00163830" style:font-style-asian="italic" style:font-style-complex="italic"/>
    </style:style>
    <style:style style:name="T23" style:family="text">
      <style:text-properties fo:font-style="normal" fo:font-weight="bold" officeooo:rsid="001ee96e" style:font-style-asian="normal" style:font-weight-asian="bold" style:font-style-complex="normal" style:font-weight-complex="bold"/>
    </style:style>
    <style:style style:name="T24" style:family="text">
      <style:text-properties fo:font-weight="bold" officeooo:rsid="00135253" style:font-weight-asian="bold" style:font-weight-complex="bold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b36f3" style:font-style-asian="normal" style:font-weight-asian="normal" style:font-style-complex="normal" style:font-weight-complex="normal"/>
    </style:style>
    <style:style style:name="T28" style:family="text">
      <style:text-properties officeooo:rsid="0021cba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orja Castellano Extremadouro</text:h>
      <text:p text:style-name="P2">Backend &amp; Systems Software Engineer</text:p>
      <text:p text:style-name="P2">Lake Tapps, WA, United States <text:span text:style-name="T1">| </text:span><text:a xlink:type="simple" xlink:href="mailto:borjacastellano1@gmail.com" text:style-name="Internet_20_link" text:visited-style-name="Visited_20_Internet_20_Link"><text:span text:style-name="T2">borjacastellano1@gmail.com</text:span></text:a><text:span text:style-name="T2"> </text:span><text:span text:style-name="T3">| </text:span><text:span text:style-name="T2">+1 (206) 437-0159</text:span></text:p>
      <text:p text:style-name="P3"><text:a xlink:type="simple" xlink:href="https://github.com/ZocoLini" text:style-name="Internet_20_link" text:visited-style-name="Visited_20_Internet_20_Link"><text:span text:style-name="T3">Github</text:span></text:a><text:span text:style-name="T4"> •</text:span><text:span text:style-name="T3"> </text:span><text:a xlink:type="simple" xlink:href="https://bcastellano.com/portfolio/" text:style-name="Internet_20_link" text:visited-style-name="Visited_20_Internet_20_Link"><text:span text:style-name="T3">Portfolio</text:span></text:a><text:span text:style-name="T4"> •</text:span><text:span text:style-name="T3"> </text:span><text:a xlink:type="simple" xlink:href="https://leetcode.com/u/zocolini/" text:style-name="Internet_20_link" text:visited-style-name="Visited_20_Internet_20_Link"><text:span text:style-name="T3">LeetCode</text:span></text:a><text:span text:style-name="T4"> •</text:span><text:span text:style-name="T3"> </text:span><text:a xlink:type="simple" xlink:href="https://www.linkedin.com/in/borja-cas/" text:style-name="Internet_20_link" text:visited-style-name="Visited_20_Internet_20_Link"><text:span text:style-name="T3">LinkedIn</text:span></text:a><text:span text:style-name="T4"> </text:span></text:p>
      <text:h text:style-name="Heading_20_3" text:outline-level="3">Summary</text:h>
      <text:p text:style-name="P4">Systems and Backend Software Engineer with a strong foundation in mathematics and hands-on experience in low-level programming using <text:span text:style-name="Strong_20_Emphasis">Rust, C/C++, and Java</text:span>. Skilled in <text:span text:style-name="Strong_20_Emphasis">backend systems, parallelism, algorithm optimization</text:span>, and <text:span text:style-name="Strong_20_Emphasis">high-performance computing</text:span>, with a proven record of <text:span text:style-name="Strong_20_Emphasis">self-directed learning</text:span>.</text:p>
      <text:p text:style-name="P5">Most of my technical background was built through independent study during my Mathematics degree and later formalized in a Software Engineering program, where I graduated <text:span text:style-name="Strong_20_Emphasis">with highest honors</text:span>.</text:p>
      <text:p text:style-name="P5"><text:span text:style-name="T5">E</text:span>xcel <text:span text:style-name="T6">a</text:span><text:span text:style-name="T7">t</text:span> navigating complex codebases and enjoy contributing to high-performance, impactful software projects.</text:p>
      <text:h text:style-name="Heading_20_3" text:outline-level="3">Skills</text:h>
      <text:list text:style-name="L1">
        <text:list-item>
          <text:p text:style-name="P6"><text:span text:style-name="T8">Programming languages:</text:span><text:span text:style-name="T9"> Rust, Java, C, C++, C#, </text:span><text:span text:style-name="T10">Bash </text:span></text:p>
        </text:list-item>
        <text:list-item>
          <text:p text:style-name="P6"><text:span text:style-name="T8">Frameworks:</text:span><text:span text:style-name="T9"> JavaFX, Iced, Spring, Actix, Yew, Rocket, Unity, Hibernate</text:span></text:p>
        </text:list-item>
        <text:list-item>
          <text:p text:style-name="P6"><text:span text:style-name="T8">Technologies and Tools: </text:span><text:span text:style-name="T9">Docker, Git, Github </text:span></text:p>
        </text:list-item>
        <text:list-item>
          <text:p text:style-name="P6"><text:span text:style-name="T8">Databases:</text:span><text:span text:style-name="T9"> MySQL, MariaDB, MS SQL Server, SQLite, MongoDB </text:span></text:p>
        </text:list-item>
        <text:list-item>
          <text:p text:style-name="P6"><text:span text:style-name="T8">DevOps and Infrastructure:</text:span><text:span text:style-name="T9"> Nginx, Github Actions, Ubuntu Server, Proxmox, Linux, </text:span><text:span text:style-name="T11">CI/CD </text:span></text:p>
        </text:list-item>
        <text:list-item>
          <text:p text:style-name="P6"><text:span text:style-name="T8">High Performance and Parallel computing:</text:span><text:span text:style-name="T9"> MPI, CUDA, OpenMP </text:span></text:p>
        </text:list-item>
        <text:list-item>
          <text:p text:style-name="P6"><text:span text:style-name="T12">Others:</text:span><text:span text:style-name="T10"> OOP, Algorithms, Data Structures</text:span></text:p>
        </text:list-item>
      </text:list>
      <text:h text:style-name="Heading_20_3" text:outline-level="3">Languages</text:h>
      <text:list text:style-name="L2">
        <text:list-item>
          <text:p text:style-name="P7"><text:span text:style-name="T13">English:</text:span> Fluent</text:p>
        </text:list-item>
        <text:list-item>
          <text:p text:style-name="P8"><text:span text:style-name="T14">Castilian </text:span><text:span text:style-name="T13">Spanish:</text:span> Native</text:p>
        </text:list-item>
      </text:list>
      <text:h text:style-name="Heading_20_3" text:outline-level="3">Work Experience</text:h>
      <text:p text:style-name="P9">CESGA, Santiago de Compostela, GA, <text:span text:style-name="T15">Spain</text:span></text:p>
      <text:p text:style-name="P10"><text:span text:style-name="T16">Scientific and Parallel Computing Software Engineer Intern</text:span><text:span text:style-name="T9"> | 04/2025 – 07/2025</text:span></text:p>
      <text:p text:style-name="P11">Developed and optimized HPC algorithms supporting research on uncertainty quantification and performance tuning.</text:p>
      <text:list text:style-name="L3">
        <text:list-item>
          <text:p text:style-name="P12"><text:span text:style-name="T17">Made scalability studies </text:span><text:span text:style-name="T18">and p</text:span>erformed performance analysis using <text:span text:style-name="T19">perf</text:span><text:span text:style-name="T20"> </text:span><text:span text:style-name="T17">and </text:span><text:span text:style-name="T21">Valgrind</text:span><text:span text:style-name="T22"> </text:span><text:span text:style-name="T23">improving performance up to a 95%</text:span><text:span text:style-name="T22">.</text:span></text:p>
        </text:list-item>
        <text:list-item>
          <text:p text:style-name="P13">Worked on codebases in <text:span text:style-name="T13">MATLAB</text:span>, <text:span text:style-name="T13">Fortran</text:span>, <text:span text:style-name="T13">C</text:span><text:span text:style-name="T4">,</text:span> <text:span text:style-name="T13">C++</text:span>, and <text:span text:style-name="T13">Rust</text:span>.</text:p>
        </text:list-item>
        <text:list-item>
          <text:p text:style-name="P13">Parallelized research workloads using <text:span text:style-name="Strong_20_Emphasis">MPI, CUDA, and OpenMP</text:span> on a multi-node <text:span text:style-name="T13">Gentoo</text:span> cluster (<text:span text:style-name="T13">Finisterrae III</text:span>) managed with <text:span text:style-name="Strong_20_Emphasis">SLURM</text:span>.</text:p>
        </text:list-item>
        <text:list-item>
          <text:p text:style-name="P13">Collaborated with external institutions such as the <text:span text:style-name="Strong_20_Emphasis">CSIC</text:span>.</text:p>
        </text:list-item>
      </text:list>
      <text:p text:style-name="P14"><text:soft-page-break/></text:p>
      <text:p text:style-name="P15">Freelance, GA, Spain</text:p>
      <text:p text:style-name="P16"><text:span text:style-name="T20">Software Developer</text:span> | 08/2024 – 04/2025</text:p>
      <text:p text:style-name="P17">Delivered end-to-end software solutions for multiple clients, ensuring <text:span text:style-name="T13">reliability</text:span>, <text:span text:style-name="T13">performance</text:span>, and <text:span text:style-name="T13">timely delivery</text:span>. <text:s/></text:p>
      <text:list text:style-name="L4">
        <text:list-item>
          <text:p text:style-name="P18">Built cross-platform desktop applications using <text:span text:style-name="T13">Java</text:span> and <text:span text:style-name="T13">JavaFX</text:span>. <text:s/></text:p>
        </text:list-item>
        <text:list-item>
          <text:p text:style-name="P18">Deployed and maintained web services, REST APIs, and backend systems with NGINX, Proxmox, Ubuntu Server, Docker, Rocket, Actix, Hibernate, and Spring. <text:s/></text:p>
        </text:list-item>
        <text:list-item>
          <text:p text:style-name="P18">Designed and implemented custom <text:span text:style-name="T13">TCP/IP</text:span> communication protocols. <text:s/></text:p>
        </text:list-item>
        <text:list-item>
          <text:p text:style-name="P18">Developed automated tests to ensure <text:span text:style-name="T13">code quality and stability</text:span>. <text:s/></text:p>
        </text:list-item>
        <text:list-item>
          <text:p text:style-name="P18">Maintained effective <text:span text:style-name="T13">communication with clients</text:span> to align technical solutions with business goals.</text:p>
        </text:list-item>
      </text:list>
      <text:h text:style-name="Heading_20_3" text:outline-level="3">Open Source Collaborations</text:h>
      <text:p text:style-name="P19"><text:span text:style-name="T24">Aria Language</text:span><text:span text:style-name="T15"> | </text:span><text:a xlink:type="simple" xlink:href="https://github.com/egranata/aria" text:style-name="Internet_20_link" text:visited-style-name="Visited_20_Internet_20_Link"><text:span text:style-name="T5">Repositor</text:span><text:span text:style-name="T6">y</text:span></text:a> <text:span text:style-name="T5">| </text:span><text:span text:style-name="T15">Active maintaine</text:span><text:span text:style-name="T5">r</text:span></text:p>
      <text:p text:style-name="P20">Rust-based interpreted scripting language focused on code safety. Responsible for performance optimization, test maintenance, and feature development for both the language and its virtual machine.</text:p>
      <text:h text:style-name="Heading_20_3" text:outline-level="3">Education</text:h>
      <text:p text:style-name="P21">IES Chan do Monte</text:p>
      <text:p text:style-name="P22"><text:span text:style-name="T20">Bachelor’s Degree in Software Engineering</text:span> | 09/2023 – 07/2025 | GPA 4.0/4.0 – Highest Honors</text:p>
      <text:p text:style-name="P23">University of Santiago de Compostela</text:p>
      <text:p text:style-name="P24"><text:span text:style-name="T25">Bachelor’s Degree in Mathematics <text:s text:c="14"/>| </text:span><text:span text:style-name="T26">09/2018 – 07/2022 </text:span><text:span text:style-name="T27">| GPA 3.3/4.0</text:span></text:p>
      <text:h text:style-name="Heading_20_3" text:outline-level="3">Soft Skills</text:h>
      <text:p text:style-name="P25">Research and analytical thinking, self-motivation, continuous learning, effective communication, creativ<text:span text:style-name="T28">e problem-solving</text:span>, leadership, and teamwork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19:16:45.148704104</meta:creation-date>
    <dc:date>2025-10-20T09:34:53.011004586</dc:date>
    <meta:editing-duration>PT29M30S</meta:editing-duration>
    <meta:editing-cycles>7</meta:editing-cycles>
    <meta:generator>LibreOffice/25.2.6.2$Linux_X86_64 LibreOffice_project/520$Build-2</meta:generator>
    <meta:print-date>2025-10-20T09:34:59.671164222</meta:print-date>
    <meta:printed-by>PDF files</meta:printed-by>
    <meta:document-statistic meta:table-count="0" meta:image-count="0" meta:object-count="0" meta:page-count="2" meta:paragraph-count="45" meta:word-count="433" meta:character-count="3162" meta:non-whitespace-character-count="2757"/>
  </office:meta>
</office:document-meta>
</file>